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 style:data-style-name="N113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 style:data-style-name="N113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13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13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" style:family="table-cell" style:parent-style-name="Default" style:data-style-name="N1011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Excel_20_Built-in_20_Comma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36" style:family="table-cell" style:parent-style-name="Default">
      <style:table-cell-properties fo:background-color="transparent"/>
    </style:style>
    <style:style style:name="T1" style:family="text">
      <style:text-properties fo:color="#ff0000" style:font-name="Tahoma" fo:font-size="8pt" fo:font-weight="bold" style:text-underline-style="none" style:text-underline-color="font-color" style:text-line-through-type="none" fo:font-style="normal" style:text-outline="false" fo:text-shadow="none" style:text-position="0%" style:font-name-complex="Tahoma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Tahoma" fo:font-size="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Tahoma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5"/>
        <table:table-column table:style-name="co1" table:default-cell-style-name="ce18"/>
        <table:table-column table:style-name="co1" table:default-cell-style-name="ce26"/>
        <table:table-column table:style-name="co1" table:default-cell-style-name="Default"/>
        <table:table-row table:style-name="ro1" table:number-rows-repeated="6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BLOCO 1</text:p>
          </table:table-cell>
          <table:covered-table-cell table:number-columns-repeated="3" table:style-name="ce10"/>
          <table:covered-table-cell table:style-name="ce35"/>
        </table:table-row>
        <table:table-row table:style-name="ro3">
          <table:table-cell table:style-name="ce1"/>
          <table:table-cell table:style-name="ce10" table:number-columns-repeated="3"/>
          <table:table-cell table:style-name="ce35"/>
        </table:table-row>
        <table:table-row table:style-name="ro1">
          <table:table-cell table:style-name="ce2" office:value-type="string" calcext:value-type="string" table:number-columns-spanned="4" table:number-rows-spanned="1">
            <text:p>JOÃO FERNANDO MARTINS PALADINO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3" office:value-type="string" calcext:value-type="string">
            <text:p><text:span text:style-name="T1">1/102</text:span></text:p>
          </table:table-cell>
          <table:table-cell table:style-name="ce12" office:value-type="string" calcext:value-type="string">
            <text:p><text:span text:style-name="T1">BOX 403</text:span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<text:span text:style-name="T2">COMP.</text:span></text:p>
          </table:table-cell>
          <table:table-cell table:style-name="ce4" office:value-type="string" calcext:value-type="string">
            <text:p><text:span text:style-name="T2">PGTO</text:span></text:p>
          </table:table-cell>
          <table:table-cell table:style-name="ce17" office:value-type="string" calcext:value-type="string">
            <text:p><text:span text:style-name="T2">VALOR</text:span></text:p>
          </table:table-cell>
          <table:table-cell table:style-name="ce25" office:value-type="string" calcext:value-type="string">
            <text:p><text:span text:style-name="T2">ESPEC.</text:span></text:p>
          </table:table-cell>
          <table:table-cell/>
        </table:table-row>
        <table:table-row table:style-name="ro1">
          <table:table-cell office:value-type="float" office:value="40852" calcext:value-type="float">
            <text:p>05/11/2011</text:p>
          </table:table-cell>
          <table:table-cell office:value-type="float" office:value="40854" calcext:value-type="float">
            <text:p>07/11/2011</text:p>
          </table:table-cell>
          <table:table-cell office:value-type="float" office:value="232.81" calcext:value-type="float">
            <text:p>232,81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882" calcext:value-type="float">
            <text:p>05/12/2011</text:p>
          </table:table-cell>
          <table:table-cell office:value-type="float" office:value="40883" calcext:value-type="float">
            <text:p>06/12/2011</text:p>
          </table:table-cell>
          <table:table-cell office:value-type="float" office:value="288.98" calcext:value-type="float">
            <text:p>288,98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13" calcext:value-type="float">
            <text:p>05/01/2012</text:p>
          </table:table-cell>
          <table:table-cell office:value-type="float" office:value="40906" calcext:value-type="float">
            <text:p>29/12/2011</text:p>
          </table:table-cell>
          <table:table-cell office:value-type="float" office:value="301.54" calcext:value-type="float">
            <text:p>301,5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44" calcext:value-type="float">
            <text:p>05/02/2012</text:p>
          </table:table-cell>
          <table:table-cell office:value-type="float" office:value="40938" calcext:value-type="float">
            <text:p>30/01/2012</text:p>
          </table:table-cell>
          <table:table-cell office:value-type="float" office:value="303.78" calcext:value-type="float">
            <text:p>303,78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73" calcext:value-type="float">
            <text:p>05/03/2012</text:p>
          </table:table-cell>
          <table:table-cell office:value-type="float" office:value="40966" calcext:value-type="float">
            <text:p>27/02/2012</text:p>
          </table:table-cell>
          <table:table-cell office:value-type="float" office:value="277.05" calcext:value-type="float">
            <text:p>277,05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04" calcext:value-type="float">
            <text:p>05/04/2012</text:p>
          </table:table-cell>
          <table:table-cell office:value-type="float" office:value="40998" calcext:value-type="float">
            <text:p>30/03/2012</text:p>
          </table:table-cell>
          <table:table-cell office:value-type="float" office:value="294.2" calcext:value-type="float">
            <text:p>294,2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34" calcext:value-type="float">
            <text:p>05/05/2012</text:p>
          </table:table-cell>
          <table:table-cell office:value-type="float" office:value="41026" calcext:value-type="float">
            <text:p>27/04/2012</text:p>
          </table:table-cell>
          <table:table-cell office:value-type="float" office:value="327.14" calcext:value-type="float">
            <text:p>327,1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65" calcext:value-type="float">
            <text:p>05/06/2012</text:p>
          </table:table-cell>
          <table:table-cell office:value-type="float" office:value="41064" calcext:value-type="float">
            <text:p>04/06/2012</text:p>
          </table:table-cell>
          <table:table-cell office:value-type="float" office:value="299.05" calcext:value-type="float">
            <text:p>299,05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style-name="ce6" office:value-type="float" office:value="41095" calcext:value-type="float">
            <text:p>05/07/2012</text:p>
          </table:table-cell>
          <table:table-cell table:style-name="ce6" office:value-type="float" office:value="41092" calcext:value-type="float">
            <text:p>02/07/2012</text:p>
          </table:table-cell>
          <table:table-cell table:style-name="ce19" office:value-type="float" office:value="329.54" calcext:value-type="float">
            <text:p>329,54</text:p>
          </table:table-cell>
          <table:table-cell table:style-name="ce27" office:value-type="string" calcext:value-type="string">
            <text:p>CONDOMINIO</text:p>
          </table:table-cell>
          <table:table-cell/>
        </table:table-row>
        <table:table-row table:style-name="ro1">
          <table:table-cell table:style-name="ce7" office:value-type="float" office:value="41126" calcext:value-type="float">
            <text:p>05/08/2012</text:p>
          </table:table-cell>
          <table:table-cell table:style-name="ce7" office:value-type="float" office:value="41127" calcext:value-type="float">
            <text:p>06/08/2012</text:p>
          </table:table-cell>
          <table:table-cell table:style-name="ce20" office:value-type="float" office:value="298.54" calcext:value-type="float">
            <text:p>298,54</text:p>
          </table:table-cell>
          <table:table-cell table:style-name="ce28"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157" calcext:value-type="float">
            <text:p>05/09/2012</text:p>
          </table:table-cell>
          <table:table-cell office:value-type="float" office:value="338.04" calcext:value-type="float">
            <text:p>338,0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187" calcext:value-type="float">
            <text:p>05/10/2012</text:p>
          </table:table-cell>
          <table:table-cell office:value-type="float" office:value="342.07" calcext:value-type="float">
            <text:p>342,0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218" calcext:value-type="float">
            <text:p>05/11/2012</text:p>
          </table:table-cell>
          <table:table-cell office:value-type="float" office:value="342.07" calcext:value-type="float">
            <text:p>342,0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248" calcext:value-type="float">
            <text:p>05/12/2012</text:p>
          </table:table-cell>
          <table:table-cell office:value-type="float" office:value="414.59" calcext:value-type="float">
            <text:p>414,59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279" calcext:value-type="float">
            <text:p>05/01/2013</text:p>
          </table:table-cell>
          <table:table-cell office:value-type="float" office:value="41281" calcext:value-type="float">
            <text:p>07/01/2013</text:p>
          </table:table-cell>
          <table:table-cell office:value-type="float" office:value="402.34" calcext:value-type="float">
            <text:p>402,3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310" calcext:value-type="float">
            <text:p>05/02/2013</text:p>
          </table:table-cell>
          <table:table-cell office:value-type="float" office:value="386.96" calcext:value-type="float">
            <text:p>386,96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338" calcext:value-type="float">
            <text:p>05/03/2013</text:p>
          </table:table-cell>
          <table:table-cell office:value-type="float" office:value="431.1" calcext:value-type="float">
            <text:p>431,1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369" calcext:value-type="float">
            <text:p>05/04/2013</text:p>
          </table:table-cell>
          <table:table-cell office:value-type="float" office:value="514.22" calcext:value-type="float">
            <text:p>514,22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399" calcext:value-type="float">
            <text:p>05/05/2013</text:p>
          </table:table-cell>
          <table:table-cell office:value-type="float" office:value="41400" calcext:value-type="float">
            <text:p>06/05/2013</text:p>
          </table:table-cell>
          <table:table-cell office:value-type="float" office:value="442.61" calcext:value-type="float">
            <text:p>442,61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430" calcext:value-type="float">
            <text:p>05/06/2013</text:p>
          </table:table-cell>
          <table:table-cell office:value-type="float" office:value="443.2" calcext:value-type="float">
            <text:p>443,2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460" calcext:value-type="float">
            <text:p>05/07/2013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491" calcext:value-type="float">
            <text:p>05/08/2013</text:p>
          </table:table-cell>
          <table:table-cell office:value-type="float" office:value="440.81" calcext:value-type="float">
            <text:p>440,81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522" calcext:value-type="float">
            <text:p>05/09/2013</text:p>
          </table:table-cell>
          <table:table-cell office:value-type="float" office:value="432.32" calcext:value-type="float">
            <text:p>432,32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552" calcext:value-type="float">
            <text:p>05/10/2013</text:p>
          </table:table-cell>
          <table:table-cell office:value-type="float" office:value="41554" calcext:value-type="float">
            <text:p>07/10/2013</text:p>
          </table:table-cell>
          <table:table-cell office:value-type="float" office:value="423.35" calcext:value-type="float">
            <text:p>423,35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583" calcext:value-type="float">
            <text:p>05/11/2013</text:p>
          </table:table-cell>
          <table:table-cell office:value-type="float" office:value="479.19" calcext:value-type="float">
            <text:p>479,19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613" calcext:value-type="float">
            <text:p>05/12/2013</text:p>
          </table:table-cell>
          <table:table-cell office:value-type="float" office:value="463.7" calcext:value-type="float">
            <text:p>463,7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644" calcext:value-type="float">
            <text:p>05/01/2014</text:p>
          </table:table-cell>
          <table:table-cell office:value-type="float" office:value="41645" calcext:value-type="float">
            <text:p>06/01/2014</text:p>
          </table:table-cell>
          <table:table-cell office:value-type="float" office:value="417.16" calcext:value-type="float">
            <text:p>417,16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675" calcext:value-type="float">
            <text:p>05/02/2014</text:p>
          </table:table-cell>
          <table:table-cell office:value-type="float" office:value="414.24" calcext:value-type="float">
            <text:p>414,2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703" calcext:value-type="float">
            <text:p>05/03/2014</text:p>
          </table:table-cell>
          <table:table-cell office:value-type="float" office:value="379.95" calcext:value-type="float">
            <text:p>379,95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34" calcext:value-type="float">
            <text:p>05/04/2014</text:p>
          </table:table-cell>
          <table:table-cell office:value-type="float" office:value="41736" calcext:value-type="float">
            <text:p>07/04/2014</text:p>
          </table:table-cell>
          <table:table-cell office:value-type="float" office:value="390.67" calcext:value-type="float">
            <text:p>390,6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64" calcext:value-type="float">
            <text:p>05/05/2014</text:p>
          </table:table-cell>
          <table:table-cell office:value-type="float" office:value="41761" calcext:value-type="float">
            <text:p>02/05/2014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795" calcext:value-type="float">
            <text:p>05/06/2014</text:p>
          </table:table-cell>
          <table:table-cell office:value-type="float" office:value="385.84" calcext:value-type="float">
            <text:p>385,8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825" calcext:value-type="float">
            <text:p>05/07/2014</text:p>
          </table:table-cell>
          <table:table-cell office:value-type="float" office:value="41827" calcext:value-type="float">
            <text:p>07/07/2014</text:p>
          </table:table-cell>
          <table:table-cell office:value-type="float" office:value="406.28" calcext:value-type="float">
            <text:p>406,28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856" calcext:value-type="float">
            <text:p>05/08/2014</text:p>
          </table:table-cell>
          <table:table-cell office:value-type="float" office:value="410.44" calcext:value-type="float">
            <text:p>410,44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887" calcext:value-type="float">
            <text:p>05/09/2014</text:p>
          </table:table-cell>
          <table:table-cell office:value-type="float" office:value="415.89" calcext:value-type="float">
            <text:p>415,89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917" calcext:value-type="float">
            <text:p>05/10/2014</text:p>
          </table:table-cell>
          <table:table-cell office:value-type="float" office:value="41918" calcext:value-type="float">
            <text:p>06/10/2014</text:p>
          </table:table-cell>
          <table:table-cell office:value-type="float" office:value="542.43" calcext:value-type="float">
            <text:p>542,43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948" calcext:value-type="float">
            <text:p>05/11/2014</text:p>
          </table:table-cell>
          <table:table-cell office:value-type="float" office:value="605.98" calcext:value-type="float">
            <text:p>605,98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978" calcext:value-type="float">
            <text:p>05/12/2014</text:p>
          </table:table-cell>
          <table:table-cell office:value-type="float" office:value="534.89" calcext:value-type="float">
            <text:p>534,89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2009" calcext:value-type="float">
            <text:p>05/01/2015</text:p>
          </table:table-cell>
          <table:table-cell office:value-type="float" office:value="475.56" calcext:value-type="float">
            <text:p>475,56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2040" calcext:value-type="float">
            <text:p>05/02/2015</text:p>
          </table:table-cell>
          <table:table-cell office:value-type="float" office:value="463.92" calcext:value-type="float">
            <text:p>463,92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2068" calcext:value-type="float">
            <text:p>05/03/2015</text:p>
          </table:table-cell>
          <table:table-cell office:value-type="float" office:value="453.43" calcext:value-type="float">
            <text:p>453,43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099" calcext:value-type="float">
            <text:p>05/04/2015</text:p>
          </table:table-cell>
          <table:table-cell table:style-name="ce13" office:value-type="date" office:date-value="2015-04-06" calcext:value-type="date">
            <text:p>6/4/2015</text:p>
          </table:table-cell>
          <table:table-cell table:style-name="ce21" office:value-type="float" office:value="411.57" calcext:value-type="float">
            <text:p><text:s/>411,57 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29" calcext:value-type="float">
            <text:p>05/05/2015</text:p>
          </table:table-cell>
          <table:table-cell table:style-name="ce13" office:value-type="date" office:date-value="2015-05-05" calcext:value-type="date">
            <text:p>5/5/2015</text:p>
          </table:table-cell>
          <table:table-cell table:style-name="ce22" office:value-type="float" office:value="411.57" calcext:value-type="float">
            <text:p>411,5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60" calcext:value-type="float">
            <text:p>05/06/2015</text:p>
          </table:table-cell>
          <table:table-cell table:style-name="ce13" office:value-type="date" office:date-value="2015-06-05" calcext:value-type="date">
            <text:p>5/6/2015</text:p>
          </table:table-cell>
          <table:table-cell table:style-name="ce22" office:value-type="float" office:value="411.57" calcext:value-type="float">
            <text:p>411,5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90" calcext:value-type="float">
            <text:p>05/07/2015</text:p>
          </table:table-cell>
          <table:table-cell table:style-name="ce13" office:value-type="date" office:date-value="2015-07-06" calcext:value-type="date">
            <text:p>6/7/2015</text:p>
          </table:table-cell>
          <table:table-cell table:style-name="ce22" office:value-type="float" office:value="468.15" calcext:value-type="float">
            <text:p>468,15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21" calcext:value-type="float">
            <text:p>05/08/2015</text:p>
          </table:table-cell>
          <table:table-cell table:style-name="ce13" office:value-type="date" office:date-value="2015-08-05" calcext:value-type="date">
            <text:p>5/8/2015</text:p>
          </table:table-cell>
          <table:table-cell table:style-name="ce22" office:value-type="float" office:value="466.32" calcext:value-type="float">
            <text:p>466,32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52" calcext:value-type="float">
            <text:p>05/09/2015</text:p>
          </table:table-cell>
          <table:table-cell table:style-name="ce13" office:value-type="date" office:date-value="2015-09-08" calcext:value-type="date">
            <text:p>8/9/2015</text:p>
          </table:table-cell>
          <table:table-cell table:style-name="ce22" office:value-type="float" office:value="475.61" calcext:value-type="float">
            <text:p>475,61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82" calcext:value-type="float">
            <text:p>05/10/2015</text:p>
          </table:table-cell>
          <table:table-cell table:style-name="ce13" office:value-type="date" office:date-value="2015-10-05" calcext:value-type="date">
            <text:p>5/10/2015</text:p>
          </table:table-cell>
          <table:table-cell table:style-name="ce22" office:value-type="float" office:value="475.07" calcext:value-type="float">
            <text:p>475,07</text:p>
          </table:table-cell>
          <table:table-cell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313" calcext:value-type="float">
            <text:p>05/11/2015</text:p>
          </table:table-cell>
          <table:table-cell table:style-name="ce14"/>
          <table:table-cell table:style-name="ce22"/>
          <table:table-cell table:style-name="ce29"/>
          <table:table-cell/>
        </table:table-row>
        <table:table-row table:style-name="ro1">
          <table:table-cell table:style-name="ce8" office:value-type="float" office:value="42343" calcext:value-type="float">
            <text:p>05/12/2015</text:p>
          </table:table-cell>
          <table:table-cell table:style-name="ce14"/>
          <table:table-cell table:style-name="ce22"/>
          <table:table-cell table:style-name="ce29"/>
          <table:table-cell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30"/>
          <table:table-cell table:style-name="ce36"/>
        </table:table-row>
        <table:table-row table:style-name="ro1">
          <table:table-cell table:style-name="ce9" office:value-type="string" calcext:value-type="string" table:number-columns-spanned="4" table:number-rows-spanned="1">
            <text:p><text:span text:style-name="T1">MARIA HELENA MORENO VARGAS</text:span></text:p>
          </table:table-cell>
          <table:covered-table-cell table:style-name="ce8"/>
          <table:covered-table-cell table:style-name="ce16"/>
          <table:covered-table-cell table:style-name="ce24"/>
          <table:table-cell table:style-name="ce30"/>
        </table:table-row>
        <table:table-row table:style-name="ro1">
          <table:table-cell table:style-name="Default" office:value-type="string" calcext:value-type="string">
            <text:p>1/103</text:p>
          </table:table-cell>
          <table:table-cell table:style-name="Default" table:number-columns-repeated="3"/>
          <table:table-cell table:style-name="ce36"/>
        </table:table-row>
        <table:table-row table:style-name="ro1">
          <table:table-cell table:style-name="ce4" office:value-type="string" calcext:value-type="string">
            <text:p><text:span text:style-name="T2">COMP.</text:span></text:p>
          </table:table-cell>
          <table:table-cell table:style-name="ce4" office:value-type="string" calcext:value-type="string">
            <text:p><text:span text:style-name="T2">PGTO</text:span></text:p>
          </table:table-cell>
          <table:table-cell table:style-name="ce17" office:value-type="string" calcext:value-type="string">
            <text:p><text:span text:style-name="T2">VALOR</text:span></text:p>
          </table:table-cell>
          <table:table-cell table:style-name="ce25" office:value-type="string" calcext:value-type="string">
            <text:p><text:span text:style-name="T2">ESPEC.</text:span></text:p>
          </table:table-cell>
          <table:table-cell/>
        </table:table-row>
        <table:table-row table:style-name="ro1">
          <table:table-cell office:value-type="float" office:value="40852" calcext:value-type="float">
            <text:p>05/11/2011</text:p>
          </table:table-cell>
          <table:table-cell office:value-type="float" office:value="40850" calcext:value-type="float">
            <text:p>03/11/2011</text:p>
          </table:table-cell>
          <table:table-cell office:value-type="float" office:value="207.64" calcext:value-type="float">
            <text:p>207,64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882" calcext:value-type="float">
            <text:p>05/12/2011</text:p>
          </table:table-cell>
          <table:table-cell office:value-type="float" office:value="40879" calcext:value-type="float">
            <text:p>02/12/2011</text:p>
          </table:table-cell>
          <table:table-cell office:value-type="float" office:value="283.65" calcext:value-type="float">
            <text:p>283,6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13" calcext:value-type="float">
            <text:p>05/01/2012</text:p>
          </table:table-cell>
          <table:table-cell office:value-type="float" office:value="40910" calcext:value-type="float">
            <text:p>02/01/2012</text:p>
          </table:table-cell>
          <table:table-cell office:value-type="float" office:value="238.85" calcext:value-type="float">
            <text:p>238,8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44" calcext:value-type="float">
            <text:p>05/02/2012</text:p>
          </table:table-cell>
          <table:table-cell office:value-type="float" office:value="40942" calcext:value-type="float">
            <text:p>03/02/2012</text:p>
          </table:table-cell>
          <table:table-cell office:value-type="float" office:value="242.95" calcext:value-type="float">
            <text:p>242,9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0973" calcext:value-type="float">
            <text:p>05/03/2012</text:p>
          </table:table-cell>
          <table:table-cell office:value-type="float" office:value="40970" calcext:value-type="float">
            <text:p>02/03/2012</text:p>
          </table:table-cell>
          <table:table-cell office:value-type="float" office:value="245.72" calcext:value-type="float">
            <text:p>245,72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04" calcext:value-type="float">
            <text:p>05/04/2012</text:p>
          </table:table-cell>
          <table:table-cell office:value-type="float" office:value="41001" calcext:value-type="float">
            <text:p>02/04/2012</text:p>
          </table:table-cell>
          <table:table-cell office:value-type="float" office:value="261.41" calcext:value-type="float">
            <text:p>261,41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34" calcext:value-type="float">
            <text:p>05/05/2012</text:p>
          </table:table-cell>
          <table:table-cell office:value-type="float" office:value="41032" calcext:value-type="float">
            <text:p>03/05/2012</text:p>
          </table:table-cell>
          <table:table-cell office:value-type="float" office:value="261.41" calcext:value-type="float">
            <text:p>261,41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065" calcext:value-type="float">
            <text:p>05/06/2012</text:p>
          </table:table-cell>
          <table:table-cell office:value-type="float" office:value="41061" calcext:value-type="float">
            <text:p>01/06/2012</text:p>
          </table:table-cell>
          <table:table-cell office:value-type="float" office:value="263.32" calcext:value-type="float">
            <text:p>263,32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table:style-name="ce6" office:value-type="float" office:value="41095" calcext:value-type="float">
            <text:p>05/07/2012</text:p>
          </table:table-cell>
          <table:table-cell table:style-name="ce6" office:value-type="float" office:value="41094" calcext:value-type="float">
            <text:p>04/07/2012</text:p>
          </table:table-cell>
          <table:table-cell table:style-name="ce19" office:value-type="float" office:value="263.32" calcext:value-type="float">
            <text:p>263,32</text:p>
          </table:table-cell>
          <table:table-cell table:style-name="ce32" office:value-type="string" calcext:value-type="string">
            <text:p>CONDOMINIO</text:p>
          </table:table-cell>
          <table:table-cell/>
        </table:table-row>
        <table:table-row table:style-name="ro1">
          <table:table-cell table:style-name="ce7" office:value-type="float" office:value="41126" calcext:value-type="float">
            <text:p>05/08/2012</text:p>
          </table:table-cell>
          <table:table-cell table:style-name="ce7" office:value-type="float" office:value="41123" calcext:value-type="float">
            <text:p>02/08/2012</text:p>
          </table:table-cell>
          <table:table-cell table:style-name="ce20" office:value-type="float" office:value="263.68" calcext:value-type="float">
            <text:p>263,68</text:p>
          </table:table-cell>
          <table:table-cell table:style-name="ce33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157" calcext:value-type="float">
            <text:p>05/09/2012</text:p>
          </table:table-cell>
          <table:table-cell office:value-type="float" office:value="41155" calcext:value-type="float">
            <text:p>03/09/2012</text:p>
          </table:table-cell>
          <table:table-cell office:value-type="float" office:value="273.17" calcext:value-type="float">
            <text:p>273,1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187" calcext:value-type="float">
            <text:p>05/10/2012</text:p>
          </table:table-cell>
          <table:table-cell office:value-type="float" office:value="41185" calcext:value-type="float">
            <text:p>03/10/2012</text:p>
          </table:table-cell>
          <table:table-cell office:value-type="float" office:value="277.2" calcext:value-type="float">
            <text:p>277,20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218" calcext:value-type="float">
            <text:p>05/11/2012</text:p>
          </table:table-cell>
          <table:table-cell office:value-type="float" office:value="277.2" calcext:value-type="float">
            <text:p>277,20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248" calcext:value-type="float">
            <text:p>05/12/2012</text:p>
          </table:table-cell>
          <table:table-cell office:value-type="float" office:value="41246" calcext:value-type="float">
            <text:p>03/12/2012</text:p>
          </table:table-cell>
          <table:table-cell office:value-type="float" office:value="336.78" calcext:value-type="float">
            <text:p>336,78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279" calcext:value-type="float">
            <text:p>05/01/2013</text:p>
          </table:table-cell>
          <table:table-cell office:value-type="float" office:value="41277" calcext:value-type="float">
            <text:p>03/01/2013</text:p>
          </table:table-cell>
          <table:table-cell office:value-type="float" office:value="326.34" calcext:value-type="float">
            <text:p>326,34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310" calcext:value-type="float">
            <text:p>05/02/2013</text:p>
          </table:table-cell>
          <table:table-cell office:value-type="float" office:value="41309" calcext:value-type="float">
            <text:p>04/02/2013</text:p>
          </table:table-cell>
          <table:table-cell office:value-type="float" office:value="316.56" calcext:value-type="float">
            <text:p>316,56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338" calcext:value-type="float">
            <text:p>05/03/2013</text:p>
          </table:table-cell>
          <table:table-cell office:value-type="float" office:value="41337" calcext:value-type="float">
            <text:p>04/03/2013</text:p>
          </table:table-cell>
          <table:table-cell office:value-type="float" office:value="328.05" calcext:value-type="float">
            <text:p>328,0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1369" calcext:value-type="float">
            <text:p>05/04/2013</text:p>
          </table:table-cell>
          <table:table-cell office:value-type="float" office:value="363" calcext:value-type="float">
            <text:p>363,00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399" calcext:value-type="float">
            <text:p>05/05/2013</text:p>
          </table:table-cell>
          <table:table-cell office:value-type="float" office:value="41396" calcext:value-type="float">
            <text:p>02/05/2013</text:p>
          </table:table-cell>
          <table:table-cell office:value-type="float" office:value="366.37" calcext:value-type="float">
            <text:p>366,3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430" calcext:value-type="float">
            <text:p>05/06/2013</text:p>
          </table:table-cell>
          <table:table-cell office:value-type="float" office:value="41428" calcext:value-type="float">
            <text:p>03/06/2013</text:p>
          </table:table-cell>
          <table:table-cell office:value-type="float" office:value="367.71" calcext:value-type="float">
            <text:p>367,71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460" calcext:value-type="float">
            <text:p>05/07/2013</text:p>
          </table:table-cell>
          <table:table-cell office:value-type="float" office:value="41458" calcext:value-type="float">
            <text:p>03/07/2013</text:p>
          </table:table-cell>
          <table:table-cell office:value-type="float" office:value="372.53" calcext:value-type="float">
            <text:p>372,53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491" calcext:value-type="float">
            <text:p>05/08/2013</text:p>
          </table:table-cell>
          <table:table-cell office:value-type="float" office:value="41488" calcext:value-type="float">
            <text:p>02/08/2013</text:p>
          </table:table-cell>
          <table:table-cell office:value-type="float" office:value="361.73" calcext:value-type="float">
            <text:p>361,73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522" calcext:value-type="float">
            <text:p>05/09/2013</text:p>
          </table:table-cell>
          <table:table-cell office:value-type="float" office:value="41519" calcext:value-type="float">
            <text:p>02/09/2013</text:p>
          </table:table-cell>
          <table:table-cell office:value-type="float" office:value="353.15" calcext:value-type="float">
            <text:p>353,1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552" calcext:value-type="float">
            <text:p>05/10/2013</text:p>
          </table:table-cell>
          <table:table-cell office:value-type="float" office:value="41550" calcext:value-type="float">
            <text:p>03/10/2013</text:p>
          </table:table-cell>
          <table:table-cell office:value-type="float" office:value="344.18" calcext:value-type="float">
            <text:p>344,18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583" calcext:value-type="float">
            <text:p>05/11/2013</text:p>
          </table:table-cell>
          <table:table-cell office:value-type="float" office:value="41582" calcext:value-type="float">
            <text:p>04/11/2013</text:p>
          </table:table-cell>
          <table:table-cell office:value-type="float" office:value="332.7" calcext:value-type="float">
            <text:p>332,70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613" calcext:value-type="float">
            <text:p>05/12/2013</text:p>
          </table:table-cell>
          <table:table-cell office:value-type="float" office:value="41610" calcext:value-type="float">
            <text:p>02/12/2013</text:p>
          </table:table-cell>
          <table:table-cell office:value-type="float" office:value="379.77" calcext:value-type="float">
            <text:p>379,7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644" calcext:value-type="float">
            <text:p>05/01/2014</text:p>
          </table:table-cell>
          <table:table-cell office:value-type="float" office:value="41641" calcext:value-type="float">
            <text:p>02/01/2014</text:p>
          </table:table-cell>
          <table:table-cell office:value-type="float" office:value="366.37" calcext:value-type="float">
            <text:p>366,3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675" calcext:value-type="float">
            <text:p>05/02/2014</text:p>
          </table:table-cell>
          <table:table-cell office:value-type="float" office:value="41666" calcext:value-type="float">
            <text:p>27/01/2014</text:p>
          </table:table-cell>
          <table:table-cell office:value-type="float" office:value="363.45" calcext:value-type="float">
            <text:p>363,4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03" calcext:value-type="float">
            <text:p>05/03/2014</text:p>
          </table:table-cell>
          <table:table-cell office:value-type="float" office:value="41704" calcext:value-type="float">
            <text:p>06/03/2014</text:p>
          </table:table-cell>
          <table:table-cell office:value-type="float" office:value="334.91" calcext:value-type="float">
            <text:p>334,91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34" calcext:value-type="float">
            <text:p>05/04/2014</text:p>
          </table:table-cell>
          <table:table-cell office:value-type="float" office:value="41731" calcext:value-type="float">
            <text:p>02/04/2014</text:p>
          </table:table-cell>
          <table:table-cell office:value-type="float" office:value="332.09" calcext:value-type="float">
            <text:p>332,09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64" calcext:value-type="float">
            <text:p>05/05/2014</text:p>
          </table:table-cell>
          <table:table-cell office:value-type="float" office:value="41761" calcext:value-type="float">
            <text:p>02/05/2014</text:p>
          </table:table-cell>
          <table:table-cell office:value-type="float" office:value="344.27" calcext:value-type="float">
            <text:p>344,2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795" calcext:value-type="float">
            <text:p>05/06/2014</text:p>
          </table:table-cell>
          <table:table-cell office:value-type="float" office:value="41792" calcext:value-type="float">
            <text:p>02/06/2014</text:p>
          </table:table-cell>
          <table:table-cell office:value-type="float" office:value="340.8" calcext:value-type="float">
            <text:p>340,80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825" calcext:value-type="float">
            <text:p>05/07/2014</text:p>
          </table:table-cell>
          <table:table-cell office:value-type="float" office:value="41823" calcext:value-type="float">
            <text:p>03/07/2014</text:p>
          </table:table-cell>
          <table:table-cell office:value-type="float" office:value="358.18" calcext:value-type="float">
            <text:p>358,18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856" calcext:value-type="float">
            <text:p>05/08/2014</text:p>
          </table:table-cell>
          <table:table-cell office:value-type="float" office:value="41855" calcext:value-type="float">
            <text:p>04/08/2014</text:p>
          </table:table-cell>
          <table:table-cell office:value-type="float" office:value="362.34" calcext:value-type="float">
            <text:p>362,34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887" calcext:value-type="float">
            <text:p>05/09/2014</text:p>
          </table:table-cell>
          <table:table-cell office:value-type="float" office:value="41884" calcext:value-type="float">
            <text:p>02/09/2014</text:p>
          </table:table-cell>
          <table:table-cell office:value-type="float" office:value="367.79" calcext:value-type="float">
            <text:p>367,79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917" calcext:value-type="float">
            <text:p>05/10/2014</text:p>
          </table:table-cell>
          <table:table-cell office:value-type="float" office:value="41914" calcext:value-type="float">
            <text:p>02/10/2014</text:p>
          </table:table-cell>
          <table:table-cell office:value-type="float" office:value="387.15" calcext:value-type="float">
            <text:p>387,1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948" calcext:value-type="float">
            <text:p>05/11/2014</text:p>
          </table:table-cell>
          <table:table-cell office:value-type="float" office:value="41946" calcext:value-type="float">
            <text:p>03/11/2014</text:p>
          </table:table-cell>
          <table:table-cell office:value-type="float" office:value="441.17" calcext:value-type="float">
            <text:p>441,1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1978" calcext:value-type="float">
            <text:p>05/12/2014</text:p>
          </table:table-cell>
          <table:table-cell office:value-type="float" office:value="41975" calcext:value-type="float">
            <text:p>02/12/2014</text:p>
          </table:table-cell>
          <table:table-cell office:value-type="float" office:value="447.78" calcext:value-type="float">
            <text:p>447,78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table:number-columns-repeated="2" office:value-type="float" office:value="42009" calcext:value-type="float">
            <text:p>05/01/2015</text:p>
          </table:table-cell>
          <table:table-cell office:value-type="float" office:value="397.98" calcext:value-type="float">
            <text:p>397,98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040" calcext:value-type="float">
            <text:p>05/02/2015</text:p>
          </table:table-cell>
          <table:table-cell office:value-type="float" office:value="42039" calcext:value-type="float">
            <text:p>04/02/2015</text:p>
          </table:table-cell>
          <table:table-cell office:value-type="float" office:value="386.34" calcext:value-type="float">
            <text:p>386,34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068" calcext:value-type="float">
            <text:p>05/03/2015</text:p>
          </table:table-cell>
          <table:table-cell office:value-type="float" office:value="42066" calcext:value-type="float">
            <text:p>03/03/2015</text:p>
          </table:table-cell>
          <table:table-cell office:value-type="float" office:value="375.85" calcext:value-type="float">
            <text:p>375,8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099" calcext:value-type="float">
            <text:p>05/04/2015</text:p>
          </table:table-cell>
          <table:table-cell table:style-name="ce13" office:value-type="date" office:date-value="2015-04-02" calcext:value-type="date">
            <text:p>2/4/2015</text:p>
          </table:table-cell>
          <table:table-cell table:style-name="ce22" office:value-type="float" office:value="363.47" calcext:value-type="float">
            <text:p>363,4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29" calcext:value-type="float">
            <text:p>05/05/2015</text:p>
          </table:table-cell>
          <table:table-cell table:style-name="ce13" office:value-type="date" office:date-value="2015-05-04" calcext:value-type="date">
            <text:p>4/5/2015</text:p>
          </table:table-cell>
          <table:table-cell table:style-name="ce22" office:value-type="float" office:value="363.47" calcext:value-type="float">
            <text:p>363,47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60" calcext:value-type="float">
            <text:p>05/06/2015</text:p>
          </table:table-cell>
          <table:table-cell table:style-name="ce13" office:value-type="date" office:date-value="2015-06-03" calcext:value-type="date">
            <text:p>3/6/2015</text:p>
          </table:table-cell>
          <table:table-cell table:style-name="ce21" office:value-type="float" office:value="363.47" calcext:value-type="float">
            <text:p><text:s/>363,47 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190" calcext:value-type="float">
            <text:p>05/07/2015</text:p>
          </table:table-cell>
          <table:table-cell table:style-name="ce13" office:value-type="date" office:date-value="2015-07-02" calcext:value-type="date">
            <text:p>2/7/2015</text:p>
          </table:table-cell>
          <table:table-cell table:style-name="ce22" office:value-type="float" office:value="414.15" calcext:value-type="float">
            <text:p>414,15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21" calcext:value-type="float">
            <text:p>05/08/2015</text:p>
          </table:table-cell>
          <table:table-cell table:style-name="ce13" office:value-type="date" office:date-value="2015-08-03" calcext:value-type="date">
            <text:p>3/8/2015</text:p>
          </table:table-cell>
          <table:table-cell table:style-name="ce22" office:value-type="float" office:value="412.32" calcext:value-type="float">
            <text:p>412,32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52" calcext:value-type="float">
            <text:p>05/09/2015</text:p>
          </table:table-cell>
          <table:table-cell table:style-name="ce13" office:value-type="date" office:date-value="2015-09-02" calcext:value-type="date">
            <text:p>2/9/2015</text:p>
          </table:table-cell>
          <table:table-cell table:style-name="ce22" office:value-type="float" office:value="420.43" calcext:value-type="float">
            <text:p>420,43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282" calcext:value-type="float">
            <text:p>05/10/2015</text:p>
          </table:table-cell>
          <table:table-cell table:style-name="ce13" office:value-type="date" office:date-value="2015-10-02" calcext:value-type="date">
            <text:p>2/10/2015</text:p>
          </table:table-cell>
          <table:table-cell table:style-name="ce22" office:value-type="float" office:value="419.89" calcext:value-type="float">
            <text:p>419,89</text:p>
          </table:table-cell>
          <table:table-cell table:style-name="ce31" office:value-type="string" calcext:value-type="string">
            <text:p>CONDOMINIO</text:p>
          </table:table-cell>
          <table:table-cell/>
        </table:table-row>
        <table:table-row table:style-name="ro1">
          <table:table-cell office:value-type="float" office:value="42313" calcext:value-type="float">
            <text:p>05/11/2015</text:p>
          </table:table-cell>
          <table:table-cell table:style-name="ce14"/>
          <table:table-cell table:style-name="ce22"/>
          <table:table-cell table:style-name="ce29"/>
          <table:table-cell/>
        </table:table-row>
        <table:table-row table:style-name="ro1">
          <table:table-cell table:style-name="ce8" office:value-type="float" office:value="42343" calcext:value-type="float">
            <text:p>05/12/2015</text:p>
          </table:table-cell>
          <table:table-cell table:style-name="ce16"/>
          <table:table-cell table:style-name="ce24"/>
          <table:table-cell table:style-name="ce3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number number:decimal-places="0" loext:min-decimal-places="0" number:min-integer-digits="1"/>
      <style:map style:condition="value()&gt;=0" style:apply-style-name="N112P0"/>
    </number:number-style>
    <number:date-style style:name="N11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3">
      <number:text-content/>
      <style:map style:condition="value()&gt;=0" style:apply-style-name="N113P0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11:36:29.321000000</dc:date>
    <meta:editing-duration>PT16M17S</meta:editing-duration>
    <meta:editing-cycles>1</meta:editing-cycles>
    <meta:document-statistic meta:table-count="1" meta:cell-count="402" meta:object-count="0"/>
    <meta:generator>LibreOffice/5.0.2.2$Windows_x86 LibreOffice_project/37b43f919e4de5eeaca9b9755ed688758a8251fe</meta:generator>
  </office:meta>
</office:document-meta>
</file>